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4.51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1.18mm"/>
    </style:style>
    <style:style style:name="co5" style:family="table-column">
      <style:table-column-properties fo:break-before="auto" style:column-width="67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8bfd8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3d3d3"/>
    </style:style>
    <style:style style:name="ce5" style:family="table-cell" style:parent-style-name="Default">
      <style:table-cell-properties fo:background-color="#e6e6fa"/>
      <style:text-properties fo:color="#0000ff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d3d3d3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0808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ee8aa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2"/>
    <style:style style:name="ce11" style:family="table-cell" style:parent-style-name="Default" style:data-style-name="N2">
      <style:table-cell-properties fo:background-color="#d8bfd8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2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ackground-color="#d8bfd8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ackground-color="#e6e6fa"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2">
      <style:table-cell-properties fo:background-color="#f08080"/>
    </style:style>
    <style:style style:name="ce17" style:family="table-cell" style:parent-style-name="Default" style:data-style-name="N2">
      <style:table-cell-properties fo:background-color="#eee8a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mm"/>
    </style:style>
    <style:style style:name="ce42" style:family="table-cell" style:parent-style-name="Default" style:data-style-name="N2">
      <style:table-cell-properties fo:background-color="#f08080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6e6fa"/>
    </style:style>
    <style:style style:name="ce21" style:family="table-cell" style:parent-style-name="Default">
      <style:table-cell-properties fo:background-color="#f08080"/>
    </style:style>
    <style:style style:name="ce22" style:family="table-cell" style:parent-style-name="Default">
      <style:table-cell-properties fo:background-color="#eee8aa"/>
    </style:style>
    <style:style style:name="ce49" style:family="table-cell" style:parent-style-name="Default">
      <style:table-cell-properties fo:background-color="#ffb6c1" style:text-align-source="fix" style:repeat-content="false"/>
      <style:paragraph-properties fo:text-align="center" fo:margin-left="0mm"/>
      <style:text-properties fo:color="#0000cd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2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ALUMNO/A: IVAN GALLEGO TORR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PRÁCTICA 3. PRODUCTOS ASTURIAN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structura del proyecto</text:p>
          </table:table-cell>
          <table:table-cell table:style-name="ce11"/>
          <table:table-cell table:style-name="ce40" office:value-type="string" calcext:value-type="string">
            <text:p>TU NOTA</text:p>
          </table:table-cell>
          <table:table-cell table:style-name="ce18" office:value-type="string" calcext:value-type="string">
            <text:p>COMENTARIOS</text:p>
          </table:table-cell>
          <table:table-cell/>
          <table:table-cell table:style-name="ce18" office:value-type="string" calcext:value-type="string">
            <text:p>DEFENSA DE LA PRÁCTICA</text:p>
          </table:table-cell>
          <table:table-cell table:style-name="ce49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dex.js y package.json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formula="of:=0.25/6" office:value-type="float" office:value="0.0416666666666667" calcext:value-type="float">
            <text:p>0,04</text:p>
          </table:table-cell>
          <table:table-cell table:number-columns-repeated="2"/>
          <table:table-cell office:value-type="string" calcext:value-type="string">
            <text:p>P1 (-1 punto)</text:p>
          </table:table-cell>
          <table:table-cell/>
        </table:table-row>
        <table:table-row table:style-name="ro1">
          <table:table-cell office:value-type="string" calcext:value-type="string">
            <text:p>/ model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formula="of:=0.25/6" office:value-type="float" office:value="0.0416666666666667" calcext:value-type="float">
            <text:p>0,04</text:p>
          </table:table-cell>
          <table:table-cell table:number-columns-repeated="2"/>
          <table:table-cell office:value-type="string" calcext:value-type="string">
            <text:p>P2 (-3 puntos)</text:p>
          </table:table-cell>
          <table:table-cell/>
        </table:table-row>
        <table:table-row table:style-name="ro1">
          <table:table-cell office:value-type="string" calcext:value-type="string">
            <text:p>/ route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formula="of:=0.25/6" office:value-type="float" office:value="0.0416666666666667" calcext:value-type="float">
            <text:p>0,04</text:p>
          </table:table-cell>
          <table:table-cell table:number-columns-repeated="2"/>
          <table:table-cell office:value-type="string" calcext:value-type="string">
            <text:p>P3 (suspenso)</text:p>
          </table:table-cell>
          <table:table-cell/>
        </table:table-row>
        <table:table-row table:style-name="ro1">
          <table:table-cell office:value-type="string" calcext:value-type="string">
            <text:p>/ view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formula="of:=0.25/6" office:value-type="float" office:value="0.0416666666666667" calcext:value-type="float">
            <text:p>0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 public 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formula="of:=0.25/6" office:value-type="float" office:value="0.0416666666666667" calcext:value-type="float">
            <text:p>0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 utils 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formula="of:=0.25/6" office:value-type="float" office:value="0.0416666666666667" calcext:value-type="float">
            <text:p>0,04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7:.B12])" office:value-type="float" office:value="0.25" calcext:value-type="float">
            <text:p>0,25</text:p>
          </table:table-cell>
          <table:table-cell table:style-name="ce13" table:formula="of:=SUM([.C7:.C12])" office:value-type="float" office:value="0.25" calcext:value-type="float">
            <text:p>0,2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Modelo de datos</text:p>
          </table:table-cell>
          <table:table-cell table:style-name="ce14"/>
          <table:table-cell table:style-name="ce40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Esquema y modelo básico productos</text:p>
          </table:table-cell>
          <table:table-cell table:style-name="ce12" office:value-type="float" office:value="0.2" calcext:value-type="float">
            <text:p>0,20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Se pedía que los comentarios fuesen un array de subdocument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quema comentarios</text:p>
          </table:table-cell>
          <table:table-cell table:style-name="ce12" office:value-type="float" office:value="0.2" calcext:value-type="float">
            <text:p>0,20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No tenías que crear un modelo de los comentarios, solo el esque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quema y modelo usuarios registrados</text:p>
          </table:table-cell>
          <table:table-cell table:style-name="ce12" office:value-type="float" office:value="0.1" calcext:value-type="float">
            <text:p>0,10</text:p>
          </table:table-cell>
          <table:table-cell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16:.B18])" office:value-type="float" office:value="0.5" calcext:value-type="float">
            <text:p>0,50</text:p>
          </table:table-cell>
          <table:table-cell table:style-name="ce13" table:formula="of:=SUM([.C16:.C18])" office:value-type="float" office:value="0.3" calcext:value-type="float">
            <text:p>0,3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nrutadores</text:p>
          </table:table-cell>
          <table:table-cell table:style-name="ce14"/>
          <table:table-cell table:style-name="ce40"/>
          <table:table-cell table:style-name="ce3"/>
          <table:table-cell table:number-columns-repeated="3"/>
        </table:table-row>
        <table:table-row table:style-name="ro1">
          <table:table-cell table:style-name="ce5" office:value-type="string" calcext:value-type="string">
            <text:p>Parte pública (publico.js)</text:p>
          </table:table-cell>
          <table:table-cell table:style-name="ce15" table:number-columns-repeated="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GET / → publico_index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buscar → publico_index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producto /:id → publico_producto.njk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arte privada (productos.js)</text:p>
          </table:table-cell>
          <table:table-cell table:style-name="ce15" table:number-columns-repeated="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GET / → admin_productos.njk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productos / nuevo → admin_productos_form.njk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productos / editar /:id → admin_productos_form.njk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productos → redirige a la ruta base del enrutador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 / :id → redirige a la ruta base del enrutador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No funcio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 / productos / :id → redirige a la ruta base del enrutador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Usuarios</text:p>
          </table:table-cell>
          <table:table-cell table:style-name="ce15" table:number-columns-repeated="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GET / login → auth_login.nkj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login → ruta base del enrutador de productos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logout → redirige a la raíz de la parte pública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23:.B25];[.B27:.B32];[.B34:.B36])" office:value-type="float" office:value="5" calcext:value-type="float">
            <text:p>5,00</text:p>
          </table:table-cell>
          <table:table-cell table:style-name="ce13" table:formula="of:=SUM([.C23:.C25];[.C27:.C32];[.C34:.C36])" office:value-type="float" office:value="4.5" calcext:value-type="float">
            <text:p>4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Vistas</text:p>
          </table:table-cell>
          <table:table-cell table:style-name="ce14"/>
          <table:table-cell table:style-name="ce40"/>
          <table:table-cell table:style-name="ce3"/>
          <table:table-cell table:number-columns-repeated="3"/>
        </table:table-row>
        <table:table-row table:style-name="ro1">
          <table:table-cell table:style-name="ce5" office:value-type="string" calcext:value-type="string">
            <text:p>Parte pública</text:p>
          </table:table-cell>
          <table:table-cell table:style-name="ce15" table:number-columns-repeated="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publico_base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index.njk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producto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error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arte privada</text:p>
          </table:table-cell>
          <table:table-cell table:style-name="ce15" table:number-columns-repeated="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admin_base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menu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no comprueba si existe sesion para saber si mostrar lonig o log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min_producto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productos_form.njk (formulario insercion y edicion)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error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Usuarios</text:p>
          </table:table-cell>
          <table:table-cell table:style-name="ce15" table:number-columns-repeated="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auth_login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41:.B44];[.B46:.B50];[.B52])" office:value-type="float" office:value="3" calcext:value-type="float">
            <text:p>3,00</text:p>
          </table:table-cell>
          <table:table-cell table:style-name="ce13" table:formula="of:=SUM([.C41:.C44];[.C46:.C50];[.C52])" office:value-type="float" office:value="2.5" calcext:value-type="float">
            <text:p>2,50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12"/>
          <table:table-cell table:number-columns-repeated="5"/>
        </table:table-row>
        <table:table-row table:style-name="ro1">
          <table:table-cell table:style-name="ce3" office:value-type="string" calcext:value-type="string">
            <text:p>Funcionalidad index.js</text:p>
          </table:table-cell>
          <table:table-cell table:style-name="ce11"/>
          <table:table-cell table:style-name="ce41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argar librerías (express, mongoose, nunjucks, method-override, express-session)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gar enrutadores / Conectar con MongoDB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cializar Express / Puesta en marcha servidor Express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guración y asignación de nunjucks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Aplicar middleware (urlencoded, method-override, session, bootstrap, parte pública, asignar rutas a enrutadores) 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56:.B60])" office:value-type="float" office:value="0.5" calcext:value-type="float">
            <text:p>0,50</text:p>
          </table:table-cell>
          <table:table-cell table:style-name="ce13" table:formula="of:=SUM([.C56:.C60])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Proteccion rutas de administración (/ utils/ auth.js)</text:p>
          </table:table-cell>
          <table:table-cell table:number-columns-repeated="2" table:style-name="ce13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Codigo</text:p>
          </table:table-cell>
          <table:table-cell table:style-name="ce11"/>
          <table:table-cell table:style-name="ce41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laridad y limpieza</text:p>
          </table:table-cell>
          <table:table-cell table:style-name="ce12" table:formula="of:=0.25/2" office:value-type="float" office:value="0.125" calcext:value-type="float">
            <text:p>0,13</text:p>
          </table:table-cell>
          <table:table-cell table:formula="of:=0.25/2" office:value-type="float" office:value="0.125" calcext:value-type="float">
            <text:p>0,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entario inicial</text:p>
          </table:table-cell>
          <table:table-cell table:style-name="ce12" table:formula="of:=0.25/2" office:value-type="float" office:value="0.125" calcext:value-type="float">
            <text:p>0,13</text:p>
          </table:table-cell>
          <table:table-cell table:formula="of:=0.25/2" office:value-type="float" office:value="0.125" calcext:value-type="float">
            <text:p>0,13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66:.B67])" office:value-type="float" office:value="0.25" calcext:value-type="float">
            <text:p>0,25</text:p>
          </table:table-cell>
          <table:table-cell table:style-name="ce13" table:formula="of:=SUM([.C66:.C67])" office:value-type="float" office:value="0.25" calcext:value-type="float">
            <text:p>0,2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8" office:value-type="string" calcext:value-type="string">
            <text:p>PENALIZACIONES</text:p>
          </table:table-cell>
          <table:table-cell table:style-name="ce16"/>
          <table:table-cell table:style-name="ce42"/>
          <table:table-cell table:style-name="ce21"/>
          <table:table-cell table:number-columns-repeated="3"/>
        </table:table-row>
        <table:table-row table:style-name="ro1">
          <table:table-cell office:value-type="string" calcext:value-type="string">
            <text:p>Incluye / node_modules</text:p>
          </table:table-cell>
          <table:table-cell table:style-name="ce12" office:value-type="float" office:value="-2" calcext:value-type="float">
            <text:p>-2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a enrutadores &lt; 2,5 punto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a vistas &lt; 1,5 punto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rrar comentarios no funciona</text:p>
          </table:table-cell>
          <table:table-cell/>
          <table:table-cell office:value-type="float" office:value="-0.5" calcext:value-type="float">
            <text:p>-0,50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TOTAL</text:p>
          </table:table-cell>
          <table:table-cell table:style-name="ce17" table:formula="of:=SUM([.B13];[.B19];[.B37];[.B53];[.B61];[.B63];[.B68])" office:value-type="float" office:value="10" calcext:value-type="float">
            <text:p>10,00</text:p>
          </table:table-cell>
          <table:table-cell table:style-name="ce17" table:formula="of:=SUM([.C13];[.C19];[.C37];[.C53];[.C61];[.C63];[.C68];[.C74])" office:value-type="float" office:value="8.3" calcext:value-type="float">
            <text:p>8,30</text:p>
          </table:table-cell>
          <table:table-cell table:style-name="ce22"/>
          <table:table-cell table:number-columns-repeated="3"/>
        </table:table-row>
        <table:table-row table:style-name="ro1" table:number-rows-repeated="104850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2">00/00/0000</text:date>, <text:time style:data-style-name="N2" text:time-value="09:28:12.2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5.3.1.2$Windows_x86 LibreOffice_project/e80a0e0fd1875e1696614d24c32df0f95f03deb2</meta:generator>
    <dc:date>2021-02-22T09:32:00.111000000</dc:date>
    <meta:editing-duration>PT2H41S</meta:editing-duration>
    <meta:editing-cycles>15</meta:editing-cycles>
    <meta:document-statistic meta:table-count="1" meta:cell-count="164" meta:object-count="0"/>
  </office:meta>
</office:document-meta>
</file>